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Verdana" fo:font-size="10pt" style:font-size-asian="10pt" style:font-name-complex="Verdana1" style:font-size-complex="10pt"/>
    </style:style>
    <style:style style:name="P2" style:family="paragraph" style:parent-style-name="Standard" style:list-style-name="WWNum1"/>
    <style:style style:name="P3" style:family="paragraph" style:parent-style-name="Standard">
      <style:paragraph-properties fo:margin-left="0.25in" fo:margin-right="0in" fo:text-indent="0in" style:auto-text-indent="false"/>
      <style:text-properties style:font-name="Verdana" fo:font-size="10pt" style:font-size-asian="10pt" style:font-name-complex="Verdana1" style:font-size-complex="10pt"/>
    </style:style>
    <style:style style:name="P4" style:family="paragraph" style:parent-style-name="Standard" style:master-page-name="Standard">
      <style:paragraph-properties style:page-number="auto"/>
    </style:style>
    <style:style style:name="T1" style:family="text">
      <style:text-properties style:font-name="Verdana" fo:font-size="10pt" fo:font-style="italic" fo:font-weight="bold" style:font-size-asian="10pt" style:font-style-asian="italic" style:font-weight-asian="bold" style:font-name-complex="Verdana1" style:font-size-complex="10pt" style:font-style-complex="italic" style:font-weight-complex="bold"/>
    </style:style>
    <style:style style:name="T2" style:family="text">
      <style:text-properties style:font-name="Verdana" fo:font-size="10pt" style:font-size-asian="10pt" style:font-name-complex="Verdana1" style:font-size-complex="10pt"/>
    </style:style>
    <style:style style:name="T3" style:family="text">
      <style:text-properties fo:color="#7da7d8" style:font-name="Verdana" fo:font-size="10pt" style:font-size-asian="10pt" style:font-name-complex="Verdana1" style:font-size-complex="10pt"/>
    </style:style>
    <style:style style:name="T4" style:family="text">
      <style:text-properties fo:color="#5e8ac7" style:font-name="Verdana" fo:font-size="10pt" style:font-size-asian="10pt" style:font-name-complex="Verdana1" style:font-size-complex="10pt"/>
    </style:style>
    <style:style style:name="T5" style:family="text">
      <style:text-properties fo:color="#f04e4d" style:font-name="Verdana" fo:font-size="10pt" style:font-size-asian="10pt" style:font-name-complex="Verdana1" style:font-size-complex="10pt"/>
    </style:style>
    <style:style style:name="T6" style:family="text">
      <style:text-properties fo:color="#add58a" style:font-name="Verdana" fo:font-size="10pt" style:font-size-asian="10pt" style:font-name-complex="Verdana1" style:font-size-complex="10pt"/>
    </style:style>
    <style:style style:name="T7" style:family="text">
      <style:text-properties fo:color="#62a73b" style:font-name="Verdana" fo:font-size="10pt" style:font-size-asian="10pt" style:font-name-complex="Verdana1" style:font-size-complex="10pt"/>
    </style:style>
    <style:style style:name="T8" style:family="text">
      <style:text-properties fo:color="#579835" style:font-name="Verdana" fo:font-size="10pt" style:font-size-asian="10pt" style:font-name-complex="Verdana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Ejercicio </text:span><text:bookmark text:name="_GoBack"/><text:span text:style-name="T1"><text:s/></text:span></text:p>
      <text:p text:style-name="P1"/>
      <text:p text:style-name="Standard"><text:span text:style-name="T2">La famosa cadena de videoclubes “Los Bloques de Búster” nos ha contratado con el fin de desarrollar un sistema para informatizar sus locales.</text:span></text:p>
      <text:p text:style-name="Standard"><text:span text:style-name="T2"><text:s/></text:span></text:p>
      <text:p text:style-name="Standard"><text:span text:style-name="T2">Hasta el día de la fecha se han mantenido una serie de reuniones con el cliente con el fin de determinar los requerimientos del sistema. De tales reuniones, se ha determinado lo siguiente: </text:span></text:p>
      <text:p text:style-name="P1"/>
      <text:list xml:id="list1960816048" text:style-name="WWNum1">
        <text:list-item>
          <text:p text:style-name="P2"><text:span text:style-name="T2">El sistema deberá permitir que los </text:span><text:span text:style-name="T8">clientes</text:span><text:span text:style-name="T2"> </text:span><text:span text:style-name="T4">consulten el catálogo de películas</text:span><text:span text:style-name="T2">. A partir del mismo, una vez seleccionada una película, se deberá poder </text:span><text:span text:style-name="T4">acceder a la información de la misma</text:span><text:span text:style-name="T2"> como ser su </text:span><text:span text:style-name="T5">clasificación, su género y un breve ­resumen de la misma</text:span><text:span text:style-name="T2">. Asimismo, opcionalmente, se deberá poder </text:span><text:span text:style-name="T4">consultar la disponibilidad del video</text:span><text:span text:style-name="T2">.</text:span></text:p>
        </text:list-item>
      </text:list>
      <text:p text:style-name="P3"/>
      <text:list xml:id="list235506395594035" text:continue-numbering="true" text:style-name="WWNum1">
        <text:list-item>
          <text:p text:style-name="P2"><text:span text:style-name="T2">Los </text:span><text:span text:style-name="T8">empleados</text:span><text:span text:style-name="T2"> del videoclub deberán poder, a través del sistema, r</text:span><text:span text:style-name="T4">egistrar alquileres</text:span><text:span text:style-name="T2"> y </text:span><text:span text:style-name="T4">devoluciones</text:span><text:span text:style-name="T2"> por parte de los clientes, y </text:span><text:span text:style-name="T4">consultar</text:span><text:span text:style-name="T2">, dado un cliente, los </text:span><text:span text:style-name="T4">videos que éste posea alquilados</text:span><text:span text:style-name="T2">. Si registrando un alquiler, resulta que el cliente no se encuentra registrado, el sistema deberá </text:span><text:span text:style-name="T4">permitir que se efectúe su alta</text:span><text:span text:style-name="T2">. </text:span></text:p>
        </text:list-item>
      </text:list>
      <text:p text:style-name="P1"/>
      <text:list xml:id="list235506799848132" text:continue-numbering="true" text:style-name="WWNum1">
        <text:list-item>
          <text:p text:style-name="P2"><text:span text:style-name="T2">Nuestro cliente también pidió que el sistema, todas las mañanas genere de forma automática un informe que muestre todos los clientes que se encuentran atrasados con sus devoluciones. Cuando se le preguntó a que se refería con “todas las mañanas” aclaró: “Que todos los días a las 9:00 a.m. imprima o muestre por pantalla el listado de los atrasados.” </text:span></text:p>
        </text:list-item>
      </text:list>
      <text:p text:style-name="P1"/>
      <text:p text:style-name="Standard"><text:span text:style-name="T2">Utilice la técnica de casos de uso para especificar el comportamiento del sistema. Identifique sus actores, los principales casos de uso y las relaciones presentes entre ellos. Brinde también descripciones de los mismos, identificando cuando sea necesario alternativas que puedan presentarse a su curso normal. </text:span></text:p>
      <text:p text:style-name="P1"/>
      <text:p text:style-name="Standard"><text:span text:style-name="T2">Tome las decisiones que crea necesarias en caso que considere que necesita información adic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style:rfc-language-tag="es-ES-u-co-trad" fo:language="es" fo:country="ES" style:letter-kerning="false" style:font-name-asian="ＭＳ 明朝" style:font-size-asian="12pt" style:language-asian="es" style:country-asian="E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mbria" fo:font-size="12pt" style:rfc-language-tag="es-ES-u-co-trad" fo:language="es" fo:country="ES" style:letter-kerning="false" style:font-name-asian="ＭＳ 明朝" style:font-size-asian="12pt" style:language-asian="es" style:country-asian="E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language="es" fo:country="AR" style:font-name-asian="Times New Roman1" style:font-family-asian="'Times New Roman'" style:font-family-generic-asian="system" style:font-pitch-asian="variable" style:language-asian="es" style:country-asian="AR"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ListLabel_20_1" style:display-name="ListLabel 1" style:family="text">
      <style:text-properties style:font-name="Verdana" fo:font-family="Verdana" style:font-family-generic="roman" style:font-pitch="variable" fo:font-size="10pt"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riam Zulma Sánchez</meta:initial-creator>
    <meta:editing-cycles>8</meta:editing-cycles>
    <meta:creation-date>2017-02-27T04:55:00</meta:creation-date>
    <dc:date>2019-02-07T23:39:39.211597303</dc:date>
    <meta:editing-duration>PT9M12S</meta:editing-duration>
    <meta:generator>LibreOffice/6.0.7.3$Linux_X86_64 LibreOffice_project/00m0$Build-3</meta:generator>
    <meta:document-statistic meta:table-count="0" meta:image-count="0" meta:object-count="0" meta:page-count="1" meta:paragraph-count="9" meta:word-count="284" meta:character-count="1767" meta:non-whitespace-character-count="1488"/>
    <meta:user-defined meta:name="AppVersion">14.0000</meta:user-defined>
    <meta:user-defined meta:name="Company">IT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